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Or.isCompila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Or.OpOr( int startPos , int endPos , SpelNodeImpl ... opera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Or.assertValueNotNull( @ Nullable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Or.getValueInternal( Expression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Or.generateCode( MethodVisitor mv , CodeFlow c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OpOr.getBooleanValue( ExpressionState state , SpelNodeImpl oper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